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72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1)">
            <text:p>sn(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5"/>
          <table:table-cell table:style-name="ce15"/>
          <table:table-cell table:style-name="ce16"/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5"/>
          <table:table-cell table:style-name="ce15"/>
          <table:table-cell table:style-name="ce16"/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4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5T10:03:57.85">
            <text:p>2020/3/15 10:03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53.396cm" draw:caption-point-x="-1.353cm" draw:caption-point-y="2.44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13)">
            <text:p>sn(13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P2])+[.V2]" office:value-type="float" office:value="2">
            <text:p>2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genre;[.P7])+[.V7]" office:value-type="float" office:value="2">
            <text:p>2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genre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P12])+[.V12]" office:value-type="float" office:value="3">
            <text:p>3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genre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genre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1"/>
          <table:table-cell table:style-name="ce45" table:number-columns-repeated="3"/>
          <table:table-cell table:style-name="ce29"/>
          <table:table-cell table:style-name="ce28"/>
          <table:table-cell table:style-name="ce3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genre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genre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genre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15T10:03:58.02">
            <text:p>2020/3/15 10:0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68.156cm" draw:caption-point-x="-1.353cm" draw:caption-point-y="2.44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15T10:03:58.18">
            <text:p>2020/3/15 10:0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74.079cm" draw:caption-point-x="-1.353cm" draw:caption-point-y="2.44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[.#REF!115];[.L115];&quot;-&quot;;LEFT([.#REF!115];1))" office:value-type="float" office:value="0">
            <text:p>#REF!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5T10:03:58.31">
            <text:p>2020/3/15 10:03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53.396cm" draw:caption-point-x="-1.353cm" draw:caption-point-y="2.44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13)">
            <text:p>sn(13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5T10:03:58.41">
            <text:p>2020/3/15 10:03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13)">
            <text:p>sn(13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5T10:03:58.49">
            <text:p>2020/3/15 10:03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15T10:03:58.57">
            <text:p>2020/3/15 10:03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5T10:03:58.69">
            <text:p>2020/3/15 10:0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3)">
            <text:p>sn(13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5T10:03:58.77">
            <text:p>2020/3/15 10:0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204cm" draw:caption-point-x="-1.353cm" draw:caption-point-y="2.24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5T10:03:58.89">
            <text:p>2020/3/15 10:0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3)">
            <text:p>sn(13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5T10:03:58.97">
            <text:p>2020/3/15 10:0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204cm" draw:caption-point-x="-1.353cm" draw:caption-point-y="2.24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target-range-address="kb.A2:kb.L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2020/03/15</text:date>, <text:time>10:03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5T10:03:57.29</dc:date>
    <dc:creator>iwabuchi ken</dc:creator>
    <meta:editing-duration>P7DT13H22M12S</meta:editing-duration>
    <meta:editing-cycles>735</meta:editing-cycles>
    <meta:generator>OpenOffice/4.1.3$Win32 OpenOffice.org_project/413m1$Build-9783</meta:generator>
    <meta:document-statistic meta:table-count="11" meta:cell-count="4442" meta:object-count="0"/>
    <meta:user-defined meta:name="sheets-banding"/>
    <meta:user-defined meta:name="sheets-original-selection"/>
  </office:meta>
</office:document-meta>
</file>